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family="graphic" style:name="a0">
      <style:graphic-properties style:vertical-pos="middle"/>
    </style:style>
  </office:automatic-styles>
  <office:body>
    <office:text text:use-soft-page-breaks="true">
      <text:p text:style-name="P1">Määrittelydokumentti</text:p>
      <text:p text:style-name="Normal"/>
      <text:h text:style-name="Heading1" text:outline-level="1">Aihe</text:h>
      <text:p text:style-name="Normal">Tarkoitus on toteuttaa ohjelma, joka analysoi eri reitinhakualgoritmien tehokkuuksia erilaisilla syötteillä. Ohjelmalle annetaan syötteeksi (mustavalkoinen) kuvatiedosto<text:s/>sekä aloitus- ja lopetuspiste.<text:s/>Kuva määrittelee sokkelon, labyrintin tai muun alueen, jossa on esteitä (mustat pikselit) ja vapaata tilaa (valkoiset pikselit).<text:s/>Ohjelma ratkaisee lyhimmän reitin alku- ja loppupisteen välillä käyttäen useita eri algoritmeja ja mittaa niihin käytetyn<text:s/>suoritusajan.</text:p>
      <text:p text:style-name="Normal">Ohjelma palauttaa jokaiseen algoritmiin kuluneen ajan sekä luo uudet kuvatiedostot, joissa<text:s/>näkyy<text:s/>ratkaistut reitit sekä mahdollisesti muuta tietoa, kuten<text:s/>kaikki tarkistetut pikselit.</text:p>
      <text:h text:style-name="Heading1" text:outline-level="1">Algoritmit ja tietorakenteet</text:h>
      <text:p text:style-name="Normal">Ohjelmaan on tarkoitus toteuttaa useita ratkaisualgoritmeja,<text:s/>kuten esimerkiksi<text:s/>A*, jump point search,<text:s/>dijkstra, breadth-first search, depth-first search<text:s/>(ei löydä aina lyhintä)<text:s/>sekä mahdollisesti<text:s/>muita, jos tulee lisää mieleen. Eri algoritmien sisällä voi vielä olla eri vaihtoehtoja etäisyysheuristiikalle, kuten esimerkiksi manhattan-etäisyys ja<text:s/>euklidinen etäisyys.</text:p>
      <text:p text:style-name="Normal">Tarvittaviin tietorakenteisiin kuuluu tietysti itse verkko, joka luetaan syötteestä ja sisältää ratkaistavan ongelman.<text:s/>Edellä mainittujen algoritmien toteuttamiseen tarvittavia tietorakenteita ovat ainakin min-heap, hash set, queue, stack sekä mahdollisesti erikoistuneempia rakenteita,<text:s/>kuten<text:s/>keko<text:s/>sisäisellä hajautustaululla sisältyvyyden tarkistuksen nopeuttamiseen.<text:s/></text:p>
      <text:h text:style-name="Heading1" text:outline-level="1">Aika- ja tilavaatimukset</text:h>
      <text:p text:style-name="Normal">Algoritmista riippumatta suoritukseen kuluva aika riippuu<text:s/>täysin<text:s/>annetun syötteen laadusta (kuinka monimutkainen reitti? ratkeaako ollenkaan?). Kaikissa algoritmeissa huonoimmassa tapauksessa (ei ratkaisua) aikavaativuus on<text:s/><draw:frame draw:style-name="a0" text:anchor-type="as-char" svg:x="0in" svg:y="0in" svg:width="0.42708in" svg:height="0.19792in" style:rel-width="scale" style:rel-height="scale"><draw:object xlink:href="Object 1/" xlink:type="simple" xlink:show="embed" xlink:actuate="onLoad"/></draw:frame>, missä E on solmujen eli valkoisen pikseleiden määrä, sillä jokainen solmu on tutkittava.</text:p>
      <text:h text:style-name="Heading1" text:outline-level="1">Lähteet</text:h>
      <text:p text:style-name="Normal"><text:a xlink:href="https://en.wikipedia.org/wiki/List_of_algorithms#Graph_search" office:target-frame-name="_top" xlink:show="replace"><text:span text:style-name="Hyperlink">https://en.wikipedia.org/wiki/List_of_algorithms#Graph_search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277in" fo:line-height="100%"/>
      <style:text-properties style:font-name="Calibri Light" style:font-name-asian="Times New Roman" style:font-name-complex="Times New Roman" fo:text-transform="uppercase" fo:font-size="18pt" style:font-size-asian="18pt" style:font-size-complex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libri Light" style:font-name-asian="Times New Roman" style:font-name-complex="Times New Roman" fo:text-transform="uppercase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833in" fo:margin-bottom="0in" fo:line-height="100%"/>
      <style:text-properties style:font-name="Calibri Light" style:font-name-asian="Times New Roman" style:font-name-complex="Times New Roman" fo:font-variant="small-caps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833in" fo:margin-bottom="0in"/>
      <style:text-properties style:font-name="Calibri Light" style:font-name-asian="Times New Roman" style:font-name-complex="Times New Roman" fo:text-transform="uppercase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833in" fo:margin-bottom="0in"/>
      <style:text-properties style:font-name="Calibri Light" style:font-name-asian="Times New Roman" style:font-name-complex="Times New Roman" fo:font-style="italic" style:font-style-asian="italic" style:font-style-complex="italic" fo:text-transform="uppercase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833in" fo:margin-bottom="0in"/>
      <style:text-properties style:font-name="Calibri Light" style:font-name-asian="Times New Roman" style:font-name-complex="Times New Roman" fo:font-weight="bold" style:font-weight-asian="bold" style:font-weight-complex="bold" fo:text-transform="uppercase" fo:color="#262626" fo:font-size="10pt" style:font-size-asian="10pt" style:font-size-complex="10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833in" fo:margin-bottom="0in"/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text-transform="uppercase" fo:color="#262626" fo:font-size="10pt" style:font-size-asian="10pt" style:font-size-complex="10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833in" fo:margin-bottom="0in"/>
      <style:text-properties style:font-name="Calibri Light" style:font-name-asian="Times New Roman" style:font-name-complex="Times New Roman" fo:font-weight="bold" style:font-weight-asian="bold" style:font-weight-complex="bold" fo:text-transform="uppercase" fo:color="#7F7F7F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833in" fo:margin-bottom="0in"/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text-transform="uppercase" fo:color="#7F7F7F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text-transform="uppercase" fo:color="#404040" fo:letter-spacing="-0.0069in" fo:font-size="36pt" style:font-size-asian="36pt" style:font-size-complex="36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text-transform="uppercase" fo:color="#404040" fo:letter-spacing="-0.0069in" fo:font-size="36pt" style:font-size-asian="36pt" style:font-size-complex="3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text-transform="uppercase" fo:font-size="14pt" style:font-size-asian="14pt" style:font-size-complex="14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text-transform="uppercase" fo:font-size="18pt" style:font-size-asian="18pt" style:font-size-complex="18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font-variant="small-caps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text-transform="uppercase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text-transform="uppercase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text-transform="uppercase" fo:color="#262626" fo:font-size="10pt" style:font-size-asian="10pt" style:font-size-complex="10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text-transform="uppercase" fo:color="#262626" fo:font-size="10pt" style:font-size-asian="10pt" style:font-size-complex="10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text-transform="uppercase" fo:color="#7F7F7F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text-transform="uppercase" fo:color="#7F7F7F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595959" fo:hyphenate="false"/>
    </style:style>
    <style:style style:name="Subtitle" style:display-name="Subtitle" style:family="paragraph" style:parent-style-name="Normal" style:next-style-name="Normal">
      <style:text-properties style:font-name="Calibri Light" style:font-name-asian="Times New Roman" style:font-name-complex="Times New Roman" fo:font-variant="small-caps" fo:color="#595959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Calibri Light" style:font-name-asian="Times New Roman" style:font-name-complex="Times New Roman" fo:font-variant="small-caps" fo:color="#595959" fo:font-size="14pt" style:font-size-asian="14pt" style:font-size-complex="14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paragraph-properties fo:margin-top="0.1111in" fo:line-height="100%" fo:margin-left="0.5in" fo:margin-right="0.5in">
        <style:tab-stops/>
      </style:paragraph-properties>
      <style:text-properties style:font-name="Calibri Light" style:font-name-asian="Times New Roman" style:font-name-complex="Times New Roman" fo:font-size="12.5pt" style:font-size-asian="12.5pt" style:font-size-complex="12.5pt" fo:hyphenate="false"/>
    </style:style>
    <style:style style:name="QuoteChar" style:display-name="Quote Char" style:family="text" style:parent-style-name="DefaultParagraphFont">
      <style:text-properties style:font-name="Calibri Light" style:font-name-asian="Times New Roman" style:font-name-complex="Times New Roman" fo:font-size="12.5pt" style:font-size-asian="12.5pt" style:font-size-complex="12.5pt"/>
    </style:style>
    <style:style style:name="IntenseQuote" style:display-name="Intense Quote" style:family="paragraph" style:parent-style-name="Normal" style:next-style-name="Normal">
      <style:paragraph-properties fo:text-align="center" fo:margin-top="0.1944in" fo:margin-bottom="0.1944in" fo:line-height="100%" fo:margin-left="0.75in" fo:margin-right="0.75in">
        <style:tab-stops/>
      </style:paragraph-properties>
      <style:text-properties fo:color="#404040" fo:font-size="16pt" style:font-size-asian="16pt" style:font-size-complex="16pt" fo:hyphenate="false"/>
    </style:style>
    <style:style style:name="IntenseQuoteChar" style:display-name="Intense Quote Char" style:family="text" style:parent-style-name="DefaultParagraphFont">
      <style:text-properties fo:color="#404040" fo:font-size="16pt" style:font-size-asian="16pt" style:font-size-complex="16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595959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SubtleReference" style:display-name="Subtle Reference" style:family="text" style:parent-style-name="DefaultParagraphFont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style:use-window-font-color="true" fo:letter-spacing="0.002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48in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LineNumber" style:display-name="Line Number" style:family="text" style:parent-style-name="DefaultParagraphFont"/>
    <style:style style:name="PlaceholderText" style:display-name="Placeholder Text" style:family="text" style:parent-style-name="DefaultParagraphFont">
      <style:text-properties fo:color="#808080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ne Ruoho</meta:initial-creator>
    <dc:creator>Janne Ruoho</dc:creator>
    <meta:creation-date>2015-01-14T17:58:00Z</meta:creation-date>
    <dc:date>2015-01-14T17:59:00Z</dc:date>
    <meta:template xlink:href="Normal.dotm" xlink:type="simple"/>
    <meta:editing-cycles>4</meta:editing-cycles>
    <meta:editing-duration>PT60S</meta:editing-duration>
    <meta:document-statistic meta:page-count="1" meta:paragraph-count="3" meta:word-count="213" meta:character-count="1942" meta:row-count="14" meta:non-whitespace-character-count="1732"/>
  </office:meta>
</office:document-meta>
</file>

<file path=Object 1/content.xml><?xml version="1.0" encoding="utf-8"?>
<mml:math xmlns:mml="http://www.w3.org/1998/Math/MathML" xmlns:m="http://schemas.openxmlformats.org/officeDocument/2006/math">
  <mml:mi>O</mml:mi>
  <mml:mo>(</mml:mo>
  <mml:mfenced open="|" close="|" separators="|">
    <mml:mrow>
      <mml:mi>E</mml:mi>
    </mml:mrow>
  </mml:mfenced>
  <mml:mo>)</mml:mo>
</mml:math>
</file>